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1-03" calcext:value-type="date">
            <text:p>03/11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6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25:30.363596400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25:30.370750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5:02:04</meta:creation-date>
    <dc:date>2025-11-24T15:25:56.034502000</dc:date>
    <meta:print-date>2025-01-02T18:05:13.032000000</meta:print-date>
    <dc:language>pt-PT</dc:language>
    <meta:editing-cycles>582</meta:editing-cycles>
    <meta:editing-duration>P1DT8H10M14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